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95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7"/>
        <table:table-column table:style-name="co4" table:default-cell-style-name="ce8"/>
        <table:table-column table:style-name="co1" table:default-cell-style-name="ce8"/>
        <table:table-column table:style-name="co1" table:number-columns-repeated="5" table:default-cell-style-name="ce7"/>
        <table:table-column table:style-name="co5" table:default-cell-style-name="ce7"/>
        <table:table-column table:style-name="co6" table:default-cell-style-name="ce11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1" table:visibility="collapse">
          <table:table-cell/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table:style-name="ce6" office:value-type="float" office:value="58.092" calcext:value-type="float">
            <text:p>58,092</text:p>
          </table:table-cell>
          <table:table-cell office:value-type="float" office:value="224937600000" calcext:value-type="float">
            <text:p>2,25E+11</text:p>
          </table:table-cell>
          <table:table-cell table:style-name="ce9" office:value-type="float" office:value="229334400000" calcext:value-type="float">
            <text:p>2,29E+11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50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4.0% </text:p>
          </table:table-cell>
          <table:table-cell table:style-name="ce10"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21.86" calcext:value-type="float">
            <text:p>21,86</text:p>
          </table:table-cell>
          <table:table-cell office:value-type="float" office:value="83757600000" calcext:value-type="float">
            <text:p>8,38E+10</text:p>
          </table:table-cell>
          <table:table-cell office:value-type="float" office:value="86222400000" calcext:value-type="float">
            <text:p>8,62E+10</text:p>
          </table:table-cell>
          <table:table-cell office:value-type="string" calcext:value-type="string">
            <text:p>49.8% 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23.5% </text:p>
          </table:table-cell>
          <table:table-cell table:style-name="ce10" office:value-type="string" calcext:value-type="string">
            <text:p>-</text:p>
          </table:table-cell>
          <table:table-cell table:formula="of:=[.$C$4]/[.E9]" office:value-type="float" office:value="1601097.84995425" calcext:value-type="float">
            <text:p>1601097,84995425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36.633" calcext:value-type="float">
            <text:p>36,633</text:p>
          </table:table-cell>
          <table:table-cell office:value-type="float" office:value="141237600000" calcext:value-type="float">
            <text:p>1,41E+11</text:p>
          </table:table-cell>
          <table:table-cell office:value-type="float" office:value="144621600000" calcext:value-type="float">
            <text:p>1,45E+11</text:p>
          </table:table-cell>
          <table:table-cell office:value-type="string" calcext:value-type="string">
            <text:p>48.1% 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3.2% </text:p>
          </table:table-cell>
          <table:table-cell office:value-type="string" calcext:value-type="string">
            <text:p>23.7% </text:p>
          </table:table-cell>
          <table:table-cell table:style-name="ce10" office:value-type="string" calcext:value-type="string">
            <text:p>-</text:p>
          </table:table-cell>
          <table:table-cell table:formula="of:=[.$D$4]/[.E10]" office:value-type="float" office:value="955422.733600852" calcext:value-type="float">
            <text:p>955422,733600852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5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office:value-type="float" office:value="0.579" calcext:value-type="float">
            <text:p>0,579</text:p>
          </table:table-cell>
          <table:table-cell office:value-type="float" office:value="2311200000" calcext:value-type="float">
            <text:p>2,31E+09</text:p>
          </table:table-cell>
          <table:table-cell office:value-type="float" office:value="1975200000" calcext:value-type="float">
            <text:p>1,98E+09</text:p>
          </table:table-cell>
          <table:table-cell office:value-type="string" calcext:value-type="string">
            <text:p>33.2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4.1% </text:p>
          </table:table-cell>
          <table:table-cell office:value-type="string" calcext:value-type="string">
            <text:p>38.3% </text:p>
          </table:table-cell>
          <table:table-cell office:value-type="string" calcext:value-type="string">
            <text:p>5.8% </text:p>
          </table:table-cell>
          <table:table-cell office:value-type="string" calcext:value-type="string">
            <text:p>21.1% </text:p>
          </table:table-cell>
          <table:table-cell table:style-name="ce10" office:value-type="string" calcext:value-type="string">
            <text:p>-</text:p>
          </table:table-cell>
          <table:table-cell table:formula="of:=[.$B$4]/[.E11]" office:value-type="float" office:value="120898098.445596" calcext:value-type="float">
            <text:p>120898098,445596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0.237" calcext:value-type="float">
            <text:p>0,237</text:p>
          </table:table-cell>
          <table:table-cell office:value-type="float" office:value="1166400000" calcext:value-type="float">
            <text:p>1,17E+09</text:p>
          </table:table-cell>
          <table:table-cell office:value-type="float" office:value="859200000" calcext:value-type="float">
            <text:p>8,59E+08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13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4.2% </text:p>
          </table:table-cell>
          <table:table-cell table:style-name="ce10" office:value-type="string" calcext:value-type="string">
            <text:p>-</text:p>
          </table:table-cell>
          <table:table-cell table:formula="of:=[.$C$4]/[.E12]" office:value-type="float" office:value="147679320.675105" calcext:value-type="float">
            <text:p>147679320,675105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0.453" calcext:value-type="float">
            <text:p>0,453</text:p>
          </table:table-cell>
          <table:table-cell office:value-type="float" office:value="1948800000" calcext:value-type="float">
            <text:p>1,95E+09</text:p>
          </table:table-cell>
          <table:table-cell office:value-type="float" office:value="1584000000" calcext:value-type="float">
            <text:p>1,58E+09</text:p>
          </table:table-cell>
          <table:table-cell office:value-type="string" calcext:value-type="string">
            <text:p>26.5% </text:p>
          </table:table-cell>
          <table:table-cell office:value-type="string" calcext:value-type="string">
            <text:p>1.8% </text:p>
          </table:table-cell>
          <table:table-cell table:number-columns-repeated="2" office:value-type="string" calcext:value-type="string">
            <text:p>66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4.6% </text:p>
          </table:table-cell>
          <table:table-cell table:style-name="ce10" office:value-type="string" calcext:value-type="string">
            <text:p>-</text:p>
          </table:table-cell>
          <table:table-cell table:formula="of:=[.$D$4]/[.E13]" office:value-type="float" office:value="77262695.3642384" calcext:value-type="float">
            <text:p>77262695,3642384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625" calcext:value-type="float">
            <text:p>0,625</text:p>
          </table:table-cell>
          <table:table-cell office:value-type="float" office:value="4538400000" calcext:value-type="float">
            <text:p>4,54E+09</text:p>
          </table:table-cell>
          <table:table-cell office:value-type="float" office:value="6861600000" calcext:value-type="float">
            <text:p>6,86E+09</text:p>
          </table:table-cell>
          <table:table-cell office:value-type="string" calcext:value-type="string">
            <text:p>21.6% </text:p>
          </table:table-cell>
          <table:table-cell office:value-type="string" calcext:value-type="string">
            <text:p>5.4% </text:p>
          </table:table-cell>
          <table:table-cell office:value-type="string" calcext:value-type="string">
            <text:p>71.4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53.5% </text:p>
          </table:table-cell>
          <table:table-cell office:value-type="string" calcext:value-type="string">
            <text:p>26.5% </text:p>
          </table:table-cell>
          <table:table-cell table:formula="of:=[.$E$11]/[.E14]" office:value-type="float" office:value="0.9264" calcext:value-type="float">
            <text:p>0,9264</text:p>
          </table:table-cell>
          <table:table-cell table:formula="of:=[.$B$4]/[.E14]" office:value-type="float" office:value="111999998.4" calcext:value-type="float">
            <text:p>111999998,4</text:p>
          </table:table-cell>
          <table:table-cell table:formula="of:=[.N14]/4" office:value-type="float" office:value="0.2316" calcext:value-type="float">
            <text:p>0,2316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327" calcext:value-type="float">
            <text:p>0,327</text:p>
          </table:table-cell>
          <table:table-cell office:value-type="float" office:value="2268000000" calcext:value-type="float">
            <text:p>2,27E+09</text:p>
          </table:table-cell>
          <table:table-cell office:value-type="float" office:value="2940000000" calcext:value-type="float">
            <text:p>2,94E+09</text:p>
          </table:table-cell>
          <table:table-cell office:value-type="string" calcext:value-type="string">
            <text:p>46.3% </text:p>
          </table:table-cell>
          <table:table-cell office:value-type="string" calcext:value-type="string">
            <text:p>7.6% </text:p>
          </table:table-cell>
          <table:table-cell office:value-type="string" calcext:value-type="string">
            <text:p>46.0% </text:p>
          </table:table-cell>
          <table:table-cell office:value-type="string" calcext:value-type="string">
            <text:p>12.5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20.5% </text:p>
          </table:table-cell>
          <table:table-cell table:formula="of:=[.$E$12]/[.E15]" office:value-type="float" office:value="0.724770642201835" calcext:value-type="float">
            <text:p>0,724770642201835</text:p>
          </table:table-cell>
          <table:table-cell table:formula="of:=[.$C$4]/[.E15]" office:value-type="float" office:value="107033636.085627" calcext:value-type="float">
            <text:p>107033636,085627</text:p>
          </table:table-cell>
          <table:table-cell table:formula="of:=[.N15]/4" office:value-type="float" office:value="0.181192660550459" calcext:value-type="float">
            <text:p>0,18119266055045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4" calcext:value-type="float">
            <text:p>0,604</text:p>
          </table:table-cell>
          <table:table-cell office:value-type="float" office:value="3789600000" calcext:value-type="float">
            <text:p>3,79E+09</text:p>
          </table:table-cell>
          <table:table-cell office:value-type="float" office:value="6516000000" calcext:value-type="float">
            <text:p>6,52E+09</text:p>
          </table:table-cell>
          <table:table-cell office:value-type="string" calcext:value-type="string">
            <text:p>37.1% </text:p>
          </table:table-cell>
          <table:table-cell office:value-type="string" calcext:value-type="string">
            <text:p>11.7% </text:p>
          </table:table-cell>
          <table:table-cell office:value-type="string" calcext:value-type="string">
            <text:p>50.4% </text:p>
          </table:table-cell>
          <table:table-cell office:value-type="string" calcext:value-type="string">
            <text:p>26.2% </text:p>
          </table:table-cell>
          <table:table-cell office:value-type="string" calcext:value-type="string">
            <text:p>24.2% </text:p>
          </table:table-cell>
          <table:table-cell office:value-type="string" calcext:value-type="string">
            <text:p>24.9% </text:p>
          </table:table-cell>
          <table:table-cell table:formula="of:=[.$E$13]/[.E16]" office:value-type="float" office:value="0.75" calcext:value-type="float">
            <text:p>0,75</text:p>
          </table:table-cell>
          <table:table-cell table:formula="of:=[.$D$4]/[.E16]" office:value-type="float" office:value="57947021.5231788" calcext:value-type="float">
            <text:p>57947021,5231788</text:p>
          </table:table-cell>
          <table:table-cell table:formula="of:=[.N16]/4" office:value-type="float" office:value="0.1875" calcext:value-type="float">
            <text:p>0,1875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1.095" calcext:value-type="float">
            <text:p>1,095</text:p>
          </table:table-cell>
          <table:table-cell office:value-type="float" office:value="12621600000" calcext:value-type="float">
            <text:p>1,26E+10</text:p>
          </table:table-cell>
          <table:table-cell office:value-type="float" office:value="12854400000" calcext:value-type="float">
            <text:p>1,29E+10</text:p>
          </table:table-cell>
          <table:table-cell office:value-type="string" calcext:value-type="string">
            <text:p>35.1% </text:p>
          </table:table-cell>
          <table:table-cell office:value-type="string" calcext:value-type="string">
            <text:p>6.6% </text:p>
          </table:table-cell>
          <table:table-cell office:value-type="string" calcext:value-type="string">
            <text:p>57.1% </text:p>
          </table:table-cell>
          <table:table-cell office:value-type="string" calcext:value-type="string">
            <text:p>43.8% </text:p>
          </table:table-cell>
          <table:table-cell office:value-type="string" calcext:value-type="string">
            <text:p>13.3% </text:p>
          </table:table-cell>
          <table:table-cell office:value-type="string" calcext:value-type="string">
            <text:p>46.9% </text:p>
          </table:table-cell>
          <table:table-cell table:formula="of:=[.$E$11]/[.E17]" office:value-type="float" office:value="0.528767123287671" calcext:value-type="float">
            <text:p>0,528767123287671</text:p>
          </table:table-cell>
          <table:table-cell table:formula="of:=[.$B$4]/[.E17]" office:value-type="float" office:value="63926939.7260274" calcext:value-type="float">
            <text:p>63926939,7260274</text:p>
          </table:table-cell>
          <table:table-cell table:formula="of:=[.N17]/4" office:value-type="float" office:value="0.132191780821918" calcext:value-type="float">
            <text:p>0,13219178082191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523" calcext:value-type="float">
            <text:p>0,523</text:p>
          </table:table-cell>
          <table:table-cell office:value-type="float" office:value="6660000000" calcext:value-type="float">
            <text:p>6,66E+09</text:p>
          </table:table-cell>
          <table:table-cell office:value-type="float" office:value="7209600000" calcext:value-type="float">
            <text:p>7,21E+09</text:p>
          </table:table-cell>
          <table:table-cell office:value-type="string" calcext:value-type="string">
            <text:p>30.5% </text:p>
          </table:table-cell>
          <table:table-cell office:value-type="string" calcext:value-type="string">
            <text:p>6.4% </text:p>
          </table:table-cell>
          <table:table-cell office:value-type="string" calcext:value-type="string">
            <text:p>63.4% </text:p>
          </table:table-cell>
          <table:table-cell office:value-type="string" calcext:value-type="string">
            <text:p>53.6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43.7% </text:p>
          </table:table-cell>
          <table:table-cell table:formula="of:=[.$E$12]/[.E18]" office:value-type="float" office:value="0.453154875717017" calcext:value-type="float">
            <text:p>0,453154875717017</text:p>
          </table:table-cell>
          <table:table-cell table:formula="of:=[.$C$4]/[.E18]" office:value-type="float" office:value="66921604.206501" calcext:value-type="float">
            <text:p>66921604,206501</text:p>
          </table:table-cell>
          <table:table-cell table:formula="of:=[.N18]/4" office:value-type="float" office:value="0.113288718929254" calcext:value-type="float">
            <text:p>0,113288718929254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963" calcext:value-type="float">
            <text:p>0,963</text:p>
          </table:table-cell>
          <table:table-cell office:value-type="float" office:value="10432800000" calcext:value-type="float">
            <text:p>1,04E+10</text:p>
          </table:table-cell>
          <table:table-cell office:value-type="float" office:value="12489600000" calcext:value-type="float">
            <text:p>1,25E+10</text:p>
          </table:table-cell>
          <table:table-cell office:value-type="string" calcext:value-type="string">
            <text:p>36.3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53.9% </text:p>
          </table:table-cell>
          <table:table-cell office:value-type="string" calcext:value-type="string">
            <text:p>41.5% </text:p>
          </table:table-cell>
          <table:table-cell office:value-type="string" calcext:value-type="string">
            <text:p>12.3% </text:p>
          </table:table-cell>
          <table:table-cell office:value-type="string" calcext:value-type="string">
            <text:p>53.2% </text:p>
          </table:table-cell>
          <table:table-cell table:formula="of:=[.$E$13]/[.E19]" office:value-type="float" office:value="0.470404984423676" calcext:value-type="float">
            <text:p>0,470404984423676</text:p>
          </table:table-cell>
          <table:table-cell table:formula="of:=[.$D$4]/[.E19]" office:value-type="float" office:value="36344757.0093458" calcext:value-type="float">
            <text:p>36344757,0093458</text:p>
          </table:table-cell>
          <table:table-cell table:formula="of:=[.N19]/4" office:value-type="float" office:value="0.117601246105919" calcext:value-type="float">
            <text:p>0,11760124610591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66" calcext:value-type="float">
            <text:p>0,66</text:p>
          </table:table-cell>
          <table:table-cell office:value-type="float" office:value="6038400000" calcext:value-type="float">
            <text:p>6,04E+09</text:p>
          </table:table-cell>
          <table:table-cell office:value-type="float" office:value="11911200000" calcext:value-type="float">
            <text:p>1,19E+10</text:p>
          </table:table-cell>
          <table:table-cell office:value-type="string" calcext:value-type="string">
            <text:p>26.4% </text:p>
          </table:table-cell>
          <table:table-cell office:value-type="string" calcext:value-type="string">
            <text:p>10.1% </text:p>
          </table:table-cell>
          <table:table-cell office:value-type="string" calcext:value-type="string">
            <text:p>62.9% </text:p>
          </table:table-cell>
          <table:table-cell office:value-type="string" calcext:value-type="string">
            <text:p>41.3% </text:p>
          </table:table-cell>
          <table:table-cell office:value-type="string" calcext:value-type="string">
            <text:p>21.5% </text:p>
          </table:table-cell>
          <table:table-cell office:value-type="string" calcext:value-type="string">
            <text:p>36.3%</text:p>
          </table:table-cell>
          <table:table-cell table:formula="of:=[.$E$11]/[.E20]" office:value-type="float" office:value="0.877272727272727" calcext:value-type="float">
            <text:p>0,877272727272727</text:p>
          </table:table-cell>
          <table:table-cell table:formula="of:=[.$B$4]/[.E20]" office:value-type="float" office:value="106060604.545455" calcext:value-type="float">
            <text:p>106060604,545455</text:p>
          </table:table-cell>
          <table:table-cell table:formula="of:=[.N20]/4" office:value-type="float" office:value="0.219318181818182" calcext:value-type="float">
            <text:p>0,21931818181818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255" calcext:value-type="float">
            <text:p>0,255</text:p>
          </table:table-cell>
          <table:table-cell office:value-type="float" office:value="3225600000" calcext:value-type="float">
            <text:p>3,23E+09</text:p>
          </table:table-cell>
          <table:table-cell office:value-type="float" office:value="5599200000" calcext:value-type="float">
            <text:p>5,60E+09</text:p>
          </table:table-cell>
          <table:table-cell office:value-type="string" calcext:value-type="string">
            <text:p>19.5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74.0% </text:p>
          </table:table-cell>
          <table:table-cell office:value-type="string" calcext:value-type="string">
            <text:p>43.0% </text:p>
          </table:table-cell>
          <table:table-cell office:value-type="string" calcext:value-type="string">
            <text:p>31.0% </text:p>
          </table:table-cell>
          <table:table-cell office:value-type="string" calcext:value-type="string">
            <text:p>28.7% </text:p>
          </table:table-cell>
          <table:table-cell table:formula="of:=[.$E$12]/[.E21]" office:value-type="float" office:value="0.929411764705882" calcext:value-type="float">
            <text:p>0,929411764705882</text:p>
          </table:table-cell>
          <table:table-cell table:formula="of:=[.$C$4]/[.E21]" office:value-type="float" office:value="137254898.039216" calcext:value-type="float">
            <text:p>137254898,039216</text:p>
          </table:table-cell>
          <table:table-cell table:formula="of:=[.N21]/4" office:value-type="float" office:value="0.232352941176471" calcext:value-type="float">
            <text:p>0,232352941176471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603" calcext:value-type="float">
            <text:p>0,603</text:p>
          </table:table-cell>
          <table:table-cell office:value-type="float" office:value="4711200000" calcext:value-type="float">
            <text:p>4,71E+09</text:p>
          </table:table-cell>
          <table:table-cell office:value-type="float" office:value="9240000000" calcext:value-type="float">
            <text:p>9,24E+09</text:p>
          </table:table-cell>
          <table:table-cell office:value-type="string" calcext:value-type="string">
            <text:p>33.3% </text:p>
          </table:table-cell>
          <table:table-cell office:value-type="string" calcext:value-type="string">
            <text:p>8.5% </text:p>
          </table:table-cell>
          <table:table-cell office:value-type="string" calcext:value-type="string">
            <text:p>58.2% </text:p>
          </table:table-cell>
          <table:table-cell office:value-type="string" calcext:value-type="string">
            <text:p>44.8% </text:p>
          </table:table-cell>
          <table:table-cell office:value-type="string" calcext:value-type="string">
            <text:p>13.4% </text:p>
          </table:table-cell>
          <table:table-cell office:value-type="string" calcext:value-type="string">
            <text:p>32.4% </text:p>
          </table:table-cell>
          <table:table-cell table:formula="of:=[.$E$13]/[.E22]" office:value-type="float" office:value="0.751243781094527" calcext:value-type="float">
            <text:p>0,751243781094527</text:p>
          </table:table-cell>
          <table:table-cell table:formula="of:=[.$D$4]/[.E22]" office:value-type="float" office:value="58043119.4029851" calcext:value-type="float">
            <text:p>58043119,4029851</text:p>
          </table:table-cell>
          <table:table-cell table:formula="of:=[.N22]/4" office:value-type="float" office:value="0.187810945273632" calcext:value-type="float">
            <text:p>0,187810945273632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.348" calcext:value-type="float">
            <text:p>1,348</text:p>
          </table:table-cell>
          <table:table-cell office:value-type="float" office:value="17104800000" calcext:value-type="float">
            <text:p>1,71E+10</text:p>
          </table:table-cell>
          <table:table-cell office:value-type="float" office:value="19740000000" calcext:value-type="float">
            <text:p>1,97E+10</text:p>
          </table:table-cell>
          <table:table-cell office:value-type="string" calcext:value-type="string">
            <text:p>50.3% </text:p>
          </table:table-cell>
          <table:table-cell office:value-type="string" calcext:value-type="string">
            <text:p>8.7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27.8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5% </text:p>
          </table:table-cell>
          <table:table-cell table:formula="of:=[.$E$11]/[.E23]" office:value-type="float" office:value="0.429525222551929" calcext:value-type="float">
            <text:p>0,429525222551929</text:p>
          </table:table-cell>
          <table:table-cell table:formula="of:=[.$B$4]/[.E23]" office:value-type="float" office:value="51928782.6409496" calcext:value-type="float">
            <text:p>51928782,6409496</text:p>
          </table:table-cell>
          <table:table-cell table:formula="of:=[.N23]/4" office:value-type="float" office:value="0.107381305637982" calcext:value-type="float">
            <text:p>0,10738130563798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63" calcext:value-type="float">
            <text:p>0,63</text:p>
          </table:table-cell>
          <table:table-cell office:value-type="float" office:value="9518400000" calcext:value-type="float">
            <text:p>9,52E+09</text:p>
          </table:table-cell>
          <table:table-cell office:value-type="float" office:value="12278400000" calcext:value-type="float">
            <text:p>1,23E+10</text:p>
          </table:table-cell>
          <table:table-cell office:value-type="string" calcext:value-type="string">
            <text:p>32.8% </text:p>
          </table:table-cell>
          <table:table-cell office:value-type="string" calcext:value-type="string">
            <text:p>8.0% </text:p>
          </table:table-cell>
          <table:table-cell office:value-type="string" calcext:value-type="string">
            <text:p>58.7% </text:p>
          </table:table-cell>
          <table:table-cell office:value-type="string" calcext:value-type="string">
            <text:p>44.9% </text:p>
          </table:table-cell>
          <table:table-cell office:value-type="string" calcext:value-type="string">
            <text:p>13.9% </text:p>
          </table:table-cell>
          <table:table-cell office:value-type="string" calcext:value-type="string">
            <text:p>44.5% </text:p>
          </table:table-cell>
          <table:table-cell table:formula="of:=[.$E$12]/[.E24]" office:value-type="float" office:value="0.376190476190476" calcext:value-type="float">
            <text:p>0,376190476190476</text:p>
          </table:table-cell>
          <table:table-cell table:formula="of:=[.$C$4]/[.E24]" office:value-type="float" office:value="55555553.968254" calcext:value-type="float">
            <text:p>55555553,968254</text:p>
          </table:table-cell>
          <table:table-cell table:formula="of:=[.N24]/4" office:value-type="float" office:value="0.0940476190476191" calcext:value-type="float">
            <text:p>0,09404761904761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.053" calcext:value-type="float">
            <text:p>1,053</text:p>
          </table:table-cell>
          <table:table-cell office:value-type="float" office:value="12938400000" calcext:value-type="float">
            <text:p>1,29E+10</text:p>
          </table:table-cell>
          <table:table-cell office:value-type="float" office:value="17956800000" calcext:value-type="float">
            <text:p>1,80E+10</text:p>
          </table:table-cell>
          <table:table-cell office:value-type="string" calcext:value-type="string">
            <text:p>35.2% </text:p>
          </table:table-cell>
          <table:table-cell office:value-type="string" calcext:value-type="string">
            <text:p>8.6% </text:p>
          </table:table-cell>
          <table:table-cell office:value-type="string" calcext:value-type="string">
            <text:p>56.8% </text:p>
          </table:table-cell>
          <table:table-cell office:value-type="string" calcext:value-type="string">
            <text:p>47.0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54.5% </text:p>
          </table:table-cell>
          <table:table-cell table:formula="of:=[.$E$13]/[.E25]" office:value-type="float" office:value="0.43019943019943" calcext:value-type="float">
            <text:p>0,43019943019943</text:p>
          </table:table-cell>
          <table:table-cell table:formula="of:=[.$D$4]/[.E25]" office:value-type="float" office:value="33238367.5213675" calcext:value-type="float">
            <text:p>33238367,5213675</text:p>
          </table:table-cell>
          <table:table-cell table:formula="of:=[.N25]/4" office:value-type="float" office:value="0.107549857549858" calcext:value-type="float">
            <text:p>0,107549857549858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0.5" calcext:value-type="float">
            <text:p>0,5</text:p>
          </table:table-cell>
          <table:table-cell office:value-type="float" office:value="3460800000" calcext:value-type="float">
            <text:p>3,46E+09</text:p>
          </table:table-cell>
          <table:table-cell office:value-type="float" office:value="5848800000" calcext:value-type="float">
            <text:p>5,85E+09</text:p>
          </table:table-cell>
          <table:table-cell office:value-type="string" calcext:value-type="string">
            <text:p>15.4% </text:p>
          </table:table-cell>
          <table:table-cell office:value-type="string" calcext:value-type="string">
            <text:p>5.0% </text:p>
          </table:table-cell>
          <table:table-cell office:value-type="string" calcext:value-type="string">
            <text:p>78.4% </text:p>
          </table:table-cell>
          <table:table-cell office:value-type="string" calcext:value-type="string">
            <text:p>71.2% </text:p>
          </table:table-cell>
          <table:table-cell office:value-type="string" calcext:value-type="string">
            <text:p>7.2% </text:p>
          </table:table-cell>
          <table:table-cell office:value-type="string" calcext:value-type="string">
            <text:p>38.7% </text:p>
          </table:table-cell>
          <table:table-cell table:formula="of:=[.$E$11]/[.E26]" office:value-type="float" office:value="1.158" calcext:value-type="float">
            <text:p>1,158</text:p>
          </table:table-cell>
          <table:table-cell table:formula="of:=[.$B$4]/[.E26]" office:value-type="float" office:value="139999998" calcext:value-type="float">
            <text:p>139999998</text:p>
          </table:table-cell>
          <table:table-cell table:formula="of:=[.N26]/4" office:value-type="float" office:value="0.2895" calcext:value-type="float">
            <text:p>0,289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71" calcext:value-type="float">
            <text:p>0,171</text:p>
          </table:table-cell>
          <table:table-cell office:value-type="float" office:value="1764000000" calcext:value-type="float">
            <text:p>1,76E+09</text:p>
          </table:table-cell>
          <table:table-cell office:value-type="float" office:value="1999200000" calcext:value-type="float">
            <text:p>2,00E+09</text:p>
          </table:table-cell>
          <table:table-cell office:value-type="string" calcext:value-type="string">
            <text:p>60.2% </text:p>
          </table:table-cell>
          <table:table-cell office:value-type="string" calcext:value-type="string">
            <text:p>33.6% </text:p>
          </table:table-cell>
          <table:table-cell office:value-type="string" calcext:value-type="string">
            <text:p>4.8% </text:p>
          </table:table-cell>
          <table:table-cell office:value-type="string" calcext:value-type="string">
            <text:p>3.4% </text:p>
          </table:table-cell>
          <table:table-cell office:value-type="string" calcext:value-type="string">
            <text:p>1.4% </text:p>
          </table:table-cell>
          <table:table-cell office:value-type="string" calcext:value-type="string">
            <text:p>23.9% </text:p>
          </table:table-cell>
          <table:table-cell table:formula="of:=[.$E$12]/[.E27]" office:value-type="float" office:value="1.3859649122807" calcext:value-type="float">
            <text:p>1,3859649122807</text:p>
          </table:table-cell>
          <table:table-cell table:formula="of:=[.$C$4]/[.E27]" office:value-type="float" office:value="204678356.725146" calcext:value-type="float">
            <text:p>204678356,725146</text:p>
          </table:table-cell>
          <table:table-cell table:formula="of:=[.N27]/4" office:value-type="float" office:value="0.346491228070175" calcext:value-type="float">
            <text:p>0,34649122807017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54" calcext:value-type="float">
            <text:p>0,154</text:p>
          </table:table-cell>
          <table:table-cell office:value-type="float" office:value="1749600000" calcext:value-type="float">
            <text:p>1,75E+09</text:p>
          </table:table-cell>
          <table:table-cell office:value-type="float" office:value="1872000000" calcext:value-type="float">
            <text:p>1,87E+09</text:p>
          </table:table-cell>
          <table:table-cell office:value-type="string" calcext:value-type="string">
            <text:p>58.3% </text:p>
          </table:table-cell>
          <table:table-cell office:value-type="string" calcext:value-type="string">
            <text:p>6.0% </text:p>
          </table:table-cell>
          <table:table-cell office:value-type="string" calcext:value-type="string">
            <text:p>34.2% </text:p>
          </table:table-cell>
          <table:table-cell office:value-type="string" calcext:value-type="string">
            <text:p>16.4% </text:p>
          </table:table-cell>
          <table:table-cell office:value-type="string" calcext:value-type="string">
            <text:p>17.8% </text:p>
          </table:table-cell>
          <table:table-cell office:value-type="string" calcext:value-type="string">
            <text:p>25.2% </text:p>
          </table:table-cell>
          <table:table-cell table:formula="of:=[.$E$13]/[.E28]" office:value-type="float" office:value="2.94155844155844" calcext:value-type="float">
            <text:p>2,94155844155844</text:p>
          </table:table-cell>
          <table:table-cell table:formula="of:=[.$D$4]/[.E28]" office:value-type="float" office:value="227272733.766234" calcext:value-type="float">
            <text:p>227272733,766234</text:p>
          </table:table-cell>
          <table:table-cell table:formula="of:=[.N28]/4" office:value-type="float" office:value="0.73538961038961" calcext:value-type="float">
            <text:p>0,73538961038961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office:value-type="float" office:value="0.934" calcext:value-type="float">
            <text:p>0,934</text:p>
          </table:table-cell>
          <table:table-cell office:value-type="float" office:value="12384000000" calcext:value-type="float">
            <text:p>1,24E+10</text:p>
          </table:table-cell>
          <table:table-cell office:value-type="float" office:value="10099200000" calcext:value-type="float">
            <text:p>1,01E+10</text:p>
          </table:table-cell>
          <table:table-cell office:value-type="string" calcext:value-type="string">
            <text:p>30.7% </text:p>
          </table:table-cell>
          <table:table-cell office:value-type="string" calcext:value-type="string">
            <text:p>9.4% 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32.2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40.2% </text:p>
          </table:table-cell>
          <table:table-cell table:formula="of:=[.$E$11]/[.E29]" office:value-type="float" office:value="0.619914346895075" calcext:value-type="float">
            <text:p>0,619914346895075</text:p>
          </table:table-cell>
          <table:table-cell table:formula="of:=[.$B$4]/[.E29]" office:value-type="float" office:value="74946465.738758" calcext:value-type="float">
            <text:p>74946465,738758</text:p>
          </table:table-cell>
          <table:table-cell table:formula="of:=[.N29]/4" office:value-type="float" office:value="0.154978586723769" calcext:value-type="float">
            <text:p>0,15497858672376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02" calcext:value-type="float">
            <text:p>0,402</text:p>
          </table:table-cell>
          <table:table-cell office:value-type="float" office:value="6612000000" calcext:value-type="float">
            <text:p>6,61E+09</text:p>
          </table:table-cell>
          <table:table-cell office:value-type="float" office:value="5416800000" calcext:value-type="float">
            <text:p>5,42E+09</text:p>
          </table:table-cell>
          <table:table-cell office:value-type="string" calcext:value-type="string">
            <text:p>55.9% </text:p>
          </table:table-cell>
          <table:table-cell office:value-type="string" calcext:value-type="string">
            <text:p>18.9% </text:p>
          </table:table-cell>
          <table:table-cell office:value-type="string" calcext:value-type="string">
            <text:p>24.4% </text:p>
          </table:table-cell>
          <table:table-cell office:value-type="string" calcext:value-type="string">
            <text:p>8.2% </text:p>
          </table:table-cell>
          <table:table-cell office:value-type="string" calcext:value-type="string">
            <text:p>16.2% </text:p>
          </table:table-cell>
          <table:table-cell office:value-type="string" calcext:value-type="string">
            <text:p>32.3% </text:p>
          </table:table-cell>
          <table:table-cell table:formula="of:=[.$E$12]/[.E30]" office:value-type="float" office:value="0.58955223880597" calcext:value-type="float">
            <text:p>0,58955223880597</text:p>
          </table:table-cell>
          <table:table-cell table:formula="of:=[.$C$4]/[.E30]" office:value-type="float" office:value="87064674.1293532" calcext:value-type="float">
            <text:p>87064674,1293532</text:p>
          </table:table-cell>
          <table:table-cell table:formula="of:=[.N30]/4" office:value-type="float" office:value="0.147388059701493" calcext:value-type="float">
            <text:p>0,147388059701493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451" calcext:value-type="float">
            <text:p>0,451</text:p>
          </table:table-cell>
          <table:table-cell office:value-type="float" office:value="6789600000" calcext:value-type="float">
            <text:p>6,79E+09</text:p>
          </table:table-cell>
          <table:table-cell office:value-type="float" office:value="5911200000" calcext:value-type="float">
            <text:p>5,91E+09</text:p>
          </table:table-cell>
          <table:table-cell office:value-type="string" calcext:value-type="string">
            <text:p>42.6% </text:p>
          </table:table-cell>
          <table:table-cell office:value-type="string" calcext:value-type="string">
            <text:p>11.0% </text:p>
          </table:table-cell>
          <table:table-cell office:value-type="string" calcext:value-type="string">
            <text:p>45.6% </text:p>
          </table:table-cell>
          <table:table-cell office:value-type="string" calcext:value-type="string">
            <text:p>14.0% </text:p>
          </table:table-cell>
          <table:table-cell office:value-type="string" calcext:value-type="string">
            <text:p>31.6% </text:p>
          </table:table-cell>
          <table:table-cell office:value-type="string" calcext:value-type="string">
            <text:p>29.6% </text:p>
          </table:table-cell>
          <table:table-cell table:formula="of:=[.$E$13]/[.E31]" office:value-type="float" office:value="1.00443458980044" calcext:value-type="float">
            <text:p>1,00443458980044</text:p>
          </table:table-cell>
          <table:table-cell table:formula="of:=[.$D$4]/[.E31]" office:value-type="float" office:value="77605323.7250554" calcext:value-type="float">
            <text:p>77605323,7250554</text:p>
          </table:table-cell>
          <table:table-cell table:formula="of:=[.N31]/4" office:value-type="float" office:value="0.251108647450111" calcext:value-type="float">
            <text:p>0,251108647450111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office:value-type="float" office:value="0.31" calcext:value-type="float">
            <text:p>0,31</text:p>
          </table:table-cell>
          <table:table-cell office:value-type="float" office:value="3998400000" calcext:value-type="float">
            <text:p>4,00E+09</text:p>
          </table:table-cell>
          <table:table-cell office:value-type="float" office:value="5287200000" calcext:value-type="float">
            <text:p>5,29E+09</text:p>
          </table:table-cell>
          <table:table-cell office:value-type="string" calcext:value-type="string">
            <text:p>46.1% </text:p>
          </table:table-cell>
          <table:table-cell office:value-type="string" calcext:value-type="string">
            <text:p>11.1% </text:p>
          </table:table-cell>
          <table:table-cell office:value-type="string" calcext:value-type="string">
            <text:p>40.2% </text:p>
          </table:table-cell>
          <table:table-cell office:value-type="string" calcext:value-type="string">
            <text:p>17.9% </text:p>
          </table:table-cell>
          <table:table-cell office:value-type="string" calcext:value-type="string">
            <text:p>22.3% </text:p>
          </table:table-cell>
          <table:table-cell office:value-type="string" calcext:value-type="string">
            <text:p>33.8% </text:p>
          </table:table-cell>
          <table:table-cell table:formula="of:=[.$E$11]/[.E32]" office:value-type="float" office:value="1.86774193548387" calcext:value-type="float">
            <text:p>1,86774193548387</text:p>
          </table:table-cell>
          <table:table-cell table:formula="of:=[.$B$4]/[.E32]" office:value-type="float" office:value="225806448.387097" calcext:value-type="float">
            <text:p>225806448,387097</text:p>
          </table:table-cell>
          <table:table-cell table:formula="of:=[.N32]/4" office:value-type="float" office:value="0.466935483870968" calcext:value-type="float">
            <text:p>0,46693548387096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0.181" calcext:value-type="float">
            <text:p>0,181</text:p>
          </table:table-cell>
          <table:table-cell office:value-type="float" office:value="1893600000" calcext:value-type="float">
            <text:p>1,89E+09</text:p>
          </table:table-cell>
          <table:table-cell office:value-type="float" office:value="2414400000" calcext:value-type="float">
            <text:p>2,41E+09</text:p>
          </table:table-cell>
          <table:table-cell office:value-type="string" calcext:value-type="string">
            <text:p>75.4% </text:p>
          </table:table-cell>
          <table:table-cell office:value-type="string" calcext:value-type="string">
            <text:p>25.5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29.7% </text:p>
          </table:table-cell>
          <table:table-cell table:formula="of:=[.$E$12]/[.E33]" office:value-type="float" office:value="1.30939226519337" calcext:value-type="float">
            <text:p>1,30939226519337</text:p>
          </table:table-cell>
          <table:table-cell table:formula="of:=[.$C$4]/[.E33]" office:value-type="float" office:value="193370160.220994" calcext:value-type="float">
            <text:p>193370160,220994</text:p>
          </table:table-cell>
          <table:table-cell table:formula="of:=[.N33]/4" office:value-type="float" office:value="0.327348066298342" calcext:value-type="float">
            <text:p>0,327348066298342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171" calcext:value-type="float">
            <text:p>0,171</text:p>
          </table:table-cell>
          <table:table-cell office:value-type="float" office:value="1905600000" calcext:value-type="float">
            <text:p>1,91E+09</text:p>
          </table:table-cell>
          <table:table-cell office:value-type="float" office:value="2371200000" calcext:value-type="float">
            <text:p>2,37E+09</text:p>
          </table:table-cell>
          <table:table-cell office:value-type="string" calcext:value-type="string">
            <text:p>29.5% </text:p>
          </table:table-cell>
          <table:table-cell office:value-type="string" calcext:value-type="string">
            <text:p>22.4% </text:p>
          </table:table-cell>
          <table:table-cell office:value-type="string" calcext:value-type="string">
            <text:p>45.7% </text:p>
          </table:table-cell>
          <table:table-cell office:value-type="string" calcext:value-type="string">
            <text:p>26.6% </text:p>
          </table:table-cell>
          <table:table-cell office:value-type="string" calcext:value-type="string">
            <text:p>19.1% </text:p>
          </table:table-cell>
          <table:table-cell office:value-type="string" calcext:value-type="string">
            <text:p>33.4% </text:p>
          </table:table-cell>
          <table:table-cell table:formula="of:=[.$E$13]/[.E34]" office:value-type="float" office:value="2.64912280701754" calcext:value-type="float">
            <text:p>2,64912280701754</text:p>
          </table:table-cell>
          <table:table-cell table:formula="of:=[.$D$4]/[.E34]" office:value-type="float" office:value="204678368.421053" calcext:value-type="float">
            <text:p>204678368,421053</text:p>
          </table:table-cell>
          <table:table-cell table:formula="of:=[.N34]/4" office:value-type="float" office:value="0.662280701754386" calcext:value-type="float">
            <text:p>0,662280701754386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3">
            <text:p>równoległy funkcyjn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0.879" calcext:value-type="float">
            <text:p>0,879</text:p>
          </table:table-cell>
          <table:table-cell office:value-type="float" office:value="16848000000" calcext:value-type="float">
            <text:p>1,68E+10</text:p>
          </table:table-cell>
          <table:table-cell office:value-type="float" office:value="12734400000" calcext:value-type="float">
            <text:p>1,27E+10</text:p>
          </table:table-cell>
          <table:table-cell office:value-type="string" calcext:value-type="string">
            <text:p>51.7% </text:p>
          </table:table-cell>
          <table:table-cell office:value-type="string" calcext:value-type="string">
            <text:p>11.4% </text:p>
          </table:table-cell>
          <table:table-cell office:value-type="string" calcext:value-type="string">
            <text:p>35.4% </text:p>
          </table:table-cell>
          <table:table-cell office:value-type="string" calcext:value-type="string">
            <text:p>9.8% </text:p>
          </table:table-cell>
          <table:table-cell office:value-type="string" calcext:value-type="string">
            <text:p>25.6% </text:p>
          </table:table-cell>
          <table:table-cell office:value-type="string" calcext:value-type="string">
            <text:p>38.4% </text:p>
          </table:table-cell>
          <table:table-cell table:formula="of:=[.$E$11]/[.E35]" office:value-type="float" office:value="0.658703071672355" calcext:value-type="float">
            <text:p>0,658703071672355</text:p>
          </table:table-cell>
          <table:table-cell table:formula="of:=[.$B$4]/[.E35]" office:value-type="float" office:value="79635948.8054608" calcext:value-type="float">
            <text:p>79635948,8054608</text:p>
          </table:table-cell>
          <table:table-cell table:formula="of:=[.N35]/4" office:value-type="float" office:value="0.164675767918089" calcext:value-type="float">
            <text:p>0,16467576791808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0.491" calcext:value-type="float">
            <text:p>0,491</text:p>
          </table:table-cell>
          <table:table-cell office:value-type="float" office:value="9434400000" calcext:value-type="float">
            <text:p>9,43E+09</text:p>
          </table:table-cell>
          <table:table-cell office:value-type="float" office:value="9201600000" calcext:value-type="float">
            <text:p>9,20E+09</text:p>
          </table:table-cell>
          <table:table-cell office:value-type="string" calcext:value-type="string">
            <text:p>51.1% </text:p>
          </table:table-cell>
          <table:table-cell table:number-columns-repeated="2" office:value-type="string" calcext:value-type="string">
            <text:p>8.5% </text:p>
          </table:table-cell>
          <table:table-cell office:value-type="string" calcext:value-type="string">
            <text:p>18.1% </text:p>
          </table:table-cell>
          <table:table-cell office:value-type="string" calcext:value-type="string">
            <text:p>20.8% </text:p>
          </table:table-cell>
          <table:table-cell office:value-type="string" calcext:value-type="string">
            <text:p>34.1% </text:p>
          </table:table-cell>
          <table:table-cell table:formula="of:=[.$E$12]/[.E36]" office:value-type="float" office:value="0.482688391038697" calcext:value-type="float">
            <text:p>0,482688391038697</text:p>
          </table:table-cell>
          <table:table-cell table:formula="of:=[.$C$4]/[.E36]" office:value-type="float" office:value="71283093.6863544" calcext:value-type="float">
            <text:p>71283093,6863544</text:p>
          </table:table-cell>
          <table:table-cell table:formula="of:=[.N36]/4" office:value-type="float" office:value="0.120672097759674" calcext:value-type="float">
            <text:p>0,120672097759674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0.516" calcext:value-type="float">
            <text:p>0,516</text:p>
          </table:table-cell>
          <table:table-cell office:value-type="float" office:value="9741600000" calcext:value-type="float">
            <text:p>9,74E+09</text:p>
          </table:table-cell>
          <table:table-cell office:value-type="float" office:value="9744000000" calcext:value-type="float">
            <text:p>9,74E+09</text:p>
          </table:table-cell>
          <table:table-cell office:value-type="string" calcext:value-type="string">
            <text:p>49.1% </text:p>
          </table:table-cell>
          <table:table-cell office:value-type="string" calcext:value-type="string">
            <text:p>11.5% </text:p>
          </table:table-cell>
          <table:table-cell office:value-type="string" calcext:value-type="string">
            <text:p>37.9% </text:p>
          </table:table-cell>
          <table:table-cell office:value-type="string" calcext:value-type="string">
            <text:p>8.9% </text:p>
          </table:table-cell>
          <table:table-cell office:value-type="string" calcext:value-type="string">
            <text:p>29.1% </text:p>
          </table:table-cell>
          <table:table-cell office:value-type="string" calcext:value-type="string">
            <text:p>32.5% </text:p>
          </table:table-cell>
          <table:table-cell table:formula="of:=[.$E$13]/[.E37]" office:value-type="float" office:value="0.877906976744186" calcext:value-type="float">
            <text:p>0,877906976744186</text:p>
          </table:table-cell>
          <table:table-cell table:formula="of:=[.$D$4]/[.E37]" office:value-type="float" office:value="67829459.3023256" calcext:value-type="float">
            <text:p>67829459,3023256</text:p>
          </table:table-cell>
          <table:table-cell table:formula="of:=[.N37]/4" office:value-type="float" office:value="0.219476744186046" calcext:value-type="float">
            <text:p>0,219476744186046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1" table:number-rows-spanned="6">
            <text:p>równoległy naiwne bez sita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3.31" calcext:value-type="float">
            <text:p>23,31</text:p>
          </table:table-cell>
          <table:table-cell office:value-type="float" office:value="226416000000" calcext:value-type="float">
            <text:p>2,26E+11</text:p>
          </table:table-cell>
          <table:table-cell office:value-type="float" office:value="263196000000" calcext:value-type="float">
            <text:p>2,63E+11</text:p>
          </table:table-cell>
          <table:table-cell office:value-type="string" calcext:value-type="string">
            <text:p>51.5% </text:p>
          </table:table-cell>
          <table:table-cell office:value-type="string" calcext:value-type="string">
            <text:p>51.6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9.0% </text:p>
          </table:table-cell>
          <table:table-cell table:formula="of:=[.$E$11]/[.E38]" office:value-type="float" office:value="0.0248391248391248" calcext:value-type="float">
            <text:p>0,024839124839125</text:p>
          </table:table-cell>
          <table:table-cell table:formula="of:=[.$B$4]/[.E38]" office:value-type="float" office:value="3003002.96010296" calcext:value-type="float">
            <text:p>3003002,96010296</text:p>
          </table:table-cell>
          <table:table-cell table:formula="of:=[.N38]/4" office:value-type="float" office:value="0.00620978120978121" calcext:value-type="float">
            <text:p>0,006209781209781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office:value-type="float" office:value="8.202" calcext:value-type="float">
            <text:p>8,202</text:p>
          </table:table-cell>
          <table:table-cell office:value-type="float" office:value="85471200000" calcext:value-type="float">
            <text:p>8,55E+10</text:p>
          </table:table-cell>
          <table:table-cell office:value-type="float" office:value="99196800000" calcext:value-type="float">
            <text:p>9,92E+10</text:p>
          </table:table-cell>
          <table:table-cell office:value-type="string" calcext:value-type="string">
            <text:p>52.5% </text:p>
          </table:table-cell>
          <table:table-cell office:value-type="string" calcext:value-type="string">
            <text:p>50.8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58.5% </text:p>
          </table:table-cell>
          <table:table-cell table:formula="of:=[.$E$12]/[.E39]" office:value-type="float" office:value="0.028895391367959" calcext:value-type="float">
            <text:p>0,028895391367959</text:p>
          </table:table-cell>
          <table:table-cell table:formula="of:=[.$C$4]/[.E39]" office:value-type="float" office:value="4267251.7678615" calcext:value-type="float">
            <text:p>4267251,7678615</text:p>
          </table:table-cell>
          <table:table-cell table:formula="of:=[.N39]/4" office:value-type="float" office:value="0.00722384784198976" calcext:value-type="float">
            <text:p>0,00722384784199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12.764" calcext:value-type="float">
            <text:p>12,764</text:p>
          </table:table-cell>
          <table:table-cell office:value-type="float" office:value="142936800000" calcext:value-type="float">
            <text:p>1,43E+11</text:p>
          </table:table-cell>
          <table:table-cell office:value-type="float" office:value="168621600000" calcext:value-type="float">
            <text:p>1,69E+11</text:p>
          </table:table-cell>
          <table:table-cell office:value-type="string" calcext:value-type="string">
            <text:p>50.6% </text:p>
          </table:table-cell>
          <table:table-cell office:value-type="string" calcext:value-type="string">
            <text:p>48.7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4% </text:p>
          </table:table-cell>
          <table:table-cell office:value-type="string" calcext:value-type="string">
            <text:p>70.4% </text:p>
          </table:table-cell>
          <table:table-cell table:formula="of:=[.$E$13]/[.E40]" office:value-type="float" office:value="0.0354904418677531" calcext:value-type="float">
            <text:p>0,035490441867753</text:p>
          </table:table-cell>
          <table:table-cell table:formula="of:=[.$D$4]/[.E40]" office:value-type="float" office:value="2742087.19837042" calcext:value-type="float">
            <text:p>2742087,19837042</text:p>
          </table:table-cell>
          <table:table-cell table:formula="of:=[.N40]/4" office:value-type="float" office:value="0.00887261046693827" calcext:value-type="float">
            <text:p>0,008872610466938</text:p>
          </table:table-cell>
        </table:table-row>
        <table:table-row table:style-name="ro3">
          <table:table-cell/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6.576" calcext:value-type="float">
            <text:p>16,576</text:p>
          </table:table-cell>
          <table:table-cell office:value-type="float" office:value="228499200000" calcext:value-type="float">
            <text:p>2,28E+11</text:p>
          </table:table-cell>
          <table:table-cell office:value-type="float" office:value="323544000000" calcext:value-type="float">
            <text:p>3,24E+11</text:p>
          </table:table-cell>
          <table:table-cell office:value-type="string" calcext:value-type="string">
            <text:p>58.1% </text:p>
          </table:table-cell>
          <table:table-cell office:value-type="string" calcext:value-type="string">
            <text:p>41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7.6% </text:p>
          </table:table-cell>
          <table:table-cell table:formula="of:=[.$E$11]/[.E41]" office:value-type="float" office:value="0.0349300193050193" calcext:value-type="float">
            <text:p>0,034930019305019</text:p>
          </table:table-cell>
          <table:table-cell table:formula="of:=[.$B$4]/[.E41]" office:value-type="float" office:value="4222972.91264479" calcext:value-type="float">
            <text:p>4222972,91264479</text:p>
          </table:table-cell>
          <table:table-cell table:formula="of:=[.N41]/4" office:value-type="float" office:value="0.00873250482625483" calcext:value-type="float">
            <text:p>0,008732504826255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office:value-type="float" office:value="6.091" calcext:value-type="float">
            <text:p>6,091</text:p>
          </table:table-cell>
          <table:table-cell office:value-type="float" office:value="86942400000" calcext:value-type="float">
            <text:p>8,69E+10</text:p>
          </table:table-cell>
          <table:table-cell office:value-type="float" office:value="125935200000" calcext:value-type="float">
            <text:p>1,26E+11</text:p>
          </table:table-cell>
          <table:table-cell office:value-type="string" calcext:value-type="string">
            <text:p>59.6% </text:p>
          </table:table-cell>
          <table:table-cell office:value-type="string" calcext:value-type="string">
            <text:p>42.0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8.2% </text:p>
          </table:table-cell>
          <table:table-cell table:formula="of:=[.$E$12]/[.E42]" office:value-type="float" office:value="0.0389098670169102" calcext:value-type="float">
            <text:p>0,03890986701691</text:p>
          </table:table-cell>
          <table:table-cell table:formula="of:=[.$C$4]/[.E42]" office:value-type="float" office:value="5746182.72861599" calcext:value-type="float">
            <text:p>5746182,72861599</text:p>
          </table:table-cell>
          <table:table-cell table:formula="of:=[.N42]/4" office:value-type="float" office:value="0.00972746675422755" calcext:value-type="float">
            <text:p>0,009727466754228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office:value-type="float" office:value="9.156" calcext:value-type="float">
            <text:p>9,156</text:p>
          </table:table-cell>
          <table:table-cell office:value-type="float" office:value="143856000000" calcext:value-type="float">
            <text:p>1,44E+11</text:p>
          </table:table-cell>
          <table:table-cell office:value-type="float" office:value="214010400000" calcext:value-type="float">
            <text:p>2,14E+11</text:p>
          </table:table-cell>
          <table:table-cell office:value-type="string" calcext:value-type="string">
            <text:p>60.5% </text:p>
          </table:table-cell>
          <table:table-cell office:value-type="string" calcext:value-type="string">
            <text:p>38.8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5% </text:p>
          </table:table-cell>
          <table:table-cell office:value-type="string" calcext:value-type="string">
            <text:p>84.9% </text:p>
          </table:table-cell>
          <table:table-cell table:formula="of:=[.$E$13]/[.E43]" office:value-type="float" office:value="0.049475753604194" calcext:value-type="float">
            <text:p>0,049475753604194</text:p>
          </table:table-cell>
          <table:table-cell table:formula="of:=[.$D$4]/[.E43]" office:value-type="float" office:value="3822630.07863696" calcext:value-type="float">
            <text:p>3822630,07863696</text:p>
          </table:table-cell>
          <table:table-cell table:formula="of:=[.N43]/4" office:value-type="float" office:value="0.0123689384010485" calcext:value-type="float">
            <text:p>0,012368938401049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1" table:number-rows-spanned="6">
            <text:p>równoległy optymalne bez sita</text:p>
          </table:table-cell>
          <table:table-cell table:style-name="ce5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office:value-type="float" office:value="22.589" calcext:value-type="float">
            <text:p>22,589</text:p>
          </table:table-cell>
          <table:table-cell office:value-type="float" office:value="226701600000" calcext:value-type="float">
            <text:p>2,27E+11</text:p>
          </table:table-cell>
          <table:table-cell office:value-type="float" office:value="258290400000" calcext:value-type="float">
            <text:p>2,58E+11</text:p>
          </table:table-cell>
          <table:table-cell office:value-type="string" calcext:value-type="string">
            <text:p>49.4% </text:p>
          </table:table-cell>
          <table:table-cell office:value-type="string" calcext:value-type="string">
            <text:p>49.6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0.8% </text:p>
          </table:table-cell>
          <table:table-cell office:value-type="string" calcext:value-type="string">
            <text:p>61.3% </text:p>
          </table:table-cell>
          <table:table-cell table:formula="of:=[.$E$11]/[.E44]" office:value-type="float" office:value="0.0256319447518704" calcext:value-type="float">
            <text:p>0,02563194475187</text:p>
          </table:table-cell>
          <table:table-cell table:formula="of:=[.$B$4]/[.E44]" office:value-type="float" office:value="3098853.3799637" calcext:value-type="float">
            <text:p>3098853,3799637</text:p>
          </table:table-cell>
          <table:table-cell table:formula="of:=[.N44]/4" office:value-type="float" office:value="0.00640798618796759" calcext:value-type="float">
            <text:p>0,006407986187968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2..MAX/2</text:p>
          </table:table-cell>
          <table:table-cell office:value-type="float" office:value="8.242" calcext:value-type="float">
            <text:p>8,242</text:p>
          </table:table-cell>
          <table:table-cell office:value-type="float" office:value="85509600000" calcext:value-type="float">
            <text:p>8,55E+10</text:p>
          </table:table-cell>
          <table:table-cell office:value-type="float" office:value="100970400000" calcext:value-type="float">
            <text:p>1,01E+11</text:p>
          </table:table-cell>
          <table:table-cell office:value-type="string" calcext:value-type="string">
            <text:p>48.4% </text:p>
          </table:table-cell>
          <table:table-cell office:value-type="string" calcext:value-type="string">
            <text:p>48.8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2.3% </text:p>
          </table:table-cell>
          <table:table-cell office:value-type="string" calcext:value-type="string">
            <text:p>59.2% </text:p>
          </table:table-cell>
          <table:table-cell table:formula="of:=[.$E$12]/[.E45]" office:value-type="float" office:value="0.0287551565154089" calcext:value-type="float">
            <text:p>0,028755156515409</text:p>
          </table:table-cell>
          <table:table-cell table:formula="of:=[.$C$4]/[.E45]" office:value-type="float" office:value="4246541.98010192" calcext:value-type="float">
            <text:p>4246541,98010192</text:p>
          </table:table-cell>
          <table:table-cell table:formula="of:=[.N45]/4" office:value-type="float" office:value="0.00718878912885222" calcext:value-type="float">
            <text:p>0,007188789128852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12.532" calcext:value-type="float">
            <text:p>12,532</text:p>
          </table:table-cell>
          <table:table-cell office:value-type="float" office:value="142879200000" calcext:value-type="float">
            <text:p>1,43E+11</text:p>
          </table:table-cell>
          <table:table-cell office:value-type="float" office:value="166992000000" calcext:value-type="float">
            <text:p>1,67E+11</text:p>
          </table:table-cell>
          <table:table-cell office:value-type="string" calcext:value-type="string">
            <text:p>50.0% </text:p>
          </table:table-cell>
          <table:table-cell office:value-type="string" calcext:value-type="string">
            <text:p>49.9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70.9% </text:p>
          </table:table-cell>
          <table:table-cell table:formula="of:=[.$E$13]/[.E46]" office:value-type="float" office:value="0.0361474624960102" calcext:value-type="float">
            <text:p>0,03614746249601</text:p>
          </table:table-cell>
          <table:table-cell table:formula="of:=[.$D$4]/[.E46]" office:value-type="float" office:value="2792850.38301947" calcext:value-type="float">
            <text:p>2792850,38301947</text:p>
          </table:table-cell>
          <table:table-cell table:formula="of:=[.N46]/4" office:value-type="float" office:value="0.00903686562400255" calcext:value-type="float">
            <text:p>0,009036865624003</text:p>
          </table:table-cell>
        </table:table-row>
        <table:table-row table:style-name="ro3">
          <table:table-cell/>
          <table:covered-table-cell table:style-name="ce3"/>
          <table:table-cell table:style-name="ce5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office:value-type="float" office:value="15.832" calcext:value-type="float">
            <text:p>15,832</text:p>
          </table:table-cell>
          <table:table-cell office:value-type="float" office:value="228756000000" calcext:value-type="float">
            <text:p>2,29E+11</text:p>
          </table:table-cell>
          <table:table-cell office:value-type="float" office:value="323776800000" calcext:value-type="float">
            <text:p>3,24E+11</text:p>
          </table:table-cell>
          <table:table-cell office:value-type="string" calcext:value-type="string">
            <text:p>58.8% </text:p>
          </table:table-cell>
          <table:table-cell office:value-type="string" calcext:value-type="string">
            <text:p>42.7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81.3% </text:p>
          </table:table-cell>
          <table:table-cell table:formula="of:=[.$E$11]/[.E47]" office:value-type="float" office:value="0.0365715007579586" calcext:value-type="float">
            <text:p>0,036571500757959</text:p>
          </table:table-cell>
          <table:table-cell table:formula="of:=[.$B$4]/[.E47]" office:value-type="float" office:value="4421424.89893886" calcext:value-type="float">
            <text:p>4421424,89893886</text:p>
          </table:table-cell>
          <table:table-cell table:formula="of:=[.N47]/4" office:value-type="float" office:value="0.00914287518948964" calcext:value-type="float">
            <text:p>0,00914287518949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2...MAX/2</text:p>
          </table:table-cell>
          <table:table-cell office:value-type="float" office:value="5.992" calcext:value-type="float">
            <text:p>5,992</text:p>
          </table:table-cell>
          <table:table-cell office:value-type="float" office:value="86774400000" calcext:value-type="float">
            <text:p>8,68E+10</text:p>
          </table:table-cell>
          <table:table-cell office:value-type="float" office:value="125040000000" calcext:value-type="float">
            <text:p>1,25E+11</text:p>
          </table:table-cell>
          <table:table-cell office:value-type="string" calcext:value-type="string">
            <text:p>55.7% </text:p>
          </table:table-cell>
          <table:table-cell office:value-type="string" calcext:value-type="string">
            <text:p>39.8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0.0% </text:p>
          </table:table-cell>
          <table:table-cell office:value-type="string" calcext:value-type="string">
            <text:p>4.1% </text:p>
          </table:table-cell>
          <table:table-cell office:value-type="string" calcext:value-type="string">
            <text:p>80.2% </text:p>
          </table:table-cell>
          <table:table-cell table:formula="of:=[.$E$12]/[.E48]" office:value-type="float" office:value="0.0395527369826435" calcext:value-type="float">
            <text:p>0,039552736982644</text:p>
          </table:table-cell>
          <table:table-cell table:formula="of:=[.$C$4]/[.E48]" office:value-type="float" office:value="5841121.32843792" calcext:value-type="float">
            <text:p>5841121,32843792</text:p>
          </table:table-cell>
          <table:table-cell table:formula="of:=[.N48]/4" office:value-type="float" office:value="0.00988818424566088" calcext:value-type="float">
            <text:p>0,009888184245661</text:p>
          </table:table-cell>
        </table:table-row>
        <table:table-row table:style-name="ro3">
          <table:table-cell/>
          <table:covered-table-cell table:style-name="ce4"/>
          <table:covered-table-cell table:style-name="Default"/>
          <table:table-cell office:value-type="string" calcext:value-type="string">
            <text:p>MAX/2...MAX</text:p>
          </table:table-cell>
          <table:table-cell office:value-type="float" office:value="9.291" calcext:value-type="float">
            <text:p>9,291</text:p>
          </table:table-cell>
          <table:table-cell office:value-type="float" office:value="143832000000" calcext:value-type="float">
            <text:p>1,44E+11</text:p>
          </table:table-cell>
          <table:table-cell office:value-type="float" office:value="213710400000" calcext:value-type="float">
            <text:p>2,14E+11</text:p>
          </table:table-cell>
          <table:table-cell office:value-type="string" calcext:value-type="string">
            <text:p>61.8% </text:p>
          </table:table-cell>
          <table:table-cell office:value-type="string" calcext:value-type="string">
            <text:p>40.1% </text:p>
          </table:table-cell>
          <table:table-cell table:number-columns-repeated="3" office:value-type="string" calcext:value-type="string">
            <text:p>0.0% </text:p>
          </table:table-cell>
          <table:table-cell office:value-type="string" calcext:value-type="string">
            <text:p>86.7% </text:p>
          </table:table-cell>
          <table:table-cell table:formula="of:=[.$E$13]/[.E49]" office:value-type="float" office:value="0.0487568614788505" calcext:value-type="float">
            <text:p>0,048756861478851</text:p>
          </table:table-cell>
          <table:table-cell table:formula="of:=[.$D$4]/[.E49]" office:value-type="float" office:value="3767086.5353568" calcext:value-type="float">
            <text:p>3767086,5353568</text:p>
          </table:table-cell>
          <table:table-cell table:formula="of:=[.N49]/4" office:value-type="float" office:value="0.0121892153697126" calcext:value-type="float">
            <text:p>0,012189215369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2" number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20:13:59.807000000</dc:date>
    <meta:editing-duration>PT2H46M23S</meta:editing-duration>
    <meta:editing-cycles>36</meta:editing-cycles>
    <meta:document-statistic meta:table-count="1" meta:cell-count="602" meta:object-count="0"/>
  </office:meta>
</office:document-meta>
</file>